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, Arial"/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e" draw:opacity="100%"/>
      <style:paragraph-properties fo:margin-left="0cm" fo:margin-right="0cm" fo:margin-top="0cm" fo:margin-bottom="0.265cm" loext:contextual-spacing="false" style:line-height-at-least="0.423cm" fo:orphans="2" fo:widows="2" fo:text-indent="0cm" style:auto-text-indent="false" fo:background-color="#fffffe" fo:padding="0cm" fo:border="none"/>
      <style:text-properties fo:font-variant="normal" fo:text-transform="none" fo:color="#000000" style:font-name="Helvetica" fo:font-size="10.5pt" fo:letter-spacing="normal" fo:font-style="normal" fo:font-weight="normal"/>
    </style:style>
    <style:style style:name="P2" style:family="paragraph" style:parent-style-name="Heading_20_1">
      <style:text-properties fo:font-variant="normal" fo:text-transform="none" fo:color="#000000" style:font-name="Helvetica" fo:font-size="13.5pt" fo:letter-spacing="normal" fo:font-style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.265cm" style:line-height-at-least="0.423cm" fo:text-indent="0cm"/>
      <style:text-properties fo:color="#000000" style:font-name="Helvetica1" fo:font-size="10.5pt" style:font-name-complex="Helvetica1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a xlink:type="simple" xlink:href="https://rockingsoccer.com/lv/futbols/help/home/category-13" text:style-name="Internet_20_link" text:visited-style-name="Visited_20_Internet_20_Link">https://rockingsoccer.com/lv/futbols/help/home/category-13</text:a></text:h>
      <text:h text:style-name="P2" text:outline-level="1">Finanses</text:h>
      <text:p text:style-name="P1">Nauda ir ļoti svarīga šajā spēlē. Tā nodrošina infrastruktūras attīstību un uzturēšanu, kā arī nepieciešama lai samaksātu algu spēlētājiem. <office:annotation office:name="__Annotation__3_2830017708"><dc:creator>Nezināms autors</dc:creator><dc:date>2018-11-11T13:15:49.799000000</dc:date><text:p text:style-name="P3"><text:span text:style-name="T1">komats</text:span></text:p></office:annotation>Un ja<office:annotation-end office:name="__Annotation__3_2830017708"/> ir kādi brīvi <office:annotation office:name="__Annotation__5_2830017708"><dc:creator>Nezināms autors</dc:creator><dc:date>2018-11-11T13:16:14.672000000</dc:date><text:p text:style-name="P4"><text:span text:style-name="T1">komati “līdzekļi, protams, vari”</text:span></text:p></office:annotation>līdzekļi protams vari<office:annotation-end office:name="__Annotation__5_2830017708"/> papildināt savu komandu ar jauniem spēlētājiem.</text:p>
      <text:p text:style-name="P1">Svarīgākais ir saprast kā pelnīt naudu un kā pareizi to tērēt, lai iegūtu pēc iespējas lielāku labumu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, Arial"/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v" fo:country="LV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v" fo:country="LV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3:12:12.861000000</meta:creation-date>
    <dc:date>2018-11-11T13:17:46.078000000</dc:date>
    <meta:editing-duration>PT5M33S</meta:editing-duration>
    <meta:editing-cycles>2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4" meta:word-count="52" meta:character-count="397" meta:non-whitespace-character-count="349"/>
  </office:meta>
</office:document-meta>
</file>